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0.699cm"/>
    </style:style>
    <style:style style:name="co10" style:family="table-column">
      <style:table-column-properties fo:break-before="auto" style:column-width="1.819cm"/>
    </style:style>
    <style:style style:name="co11" style:family="table-column">
      <style:table-column-properties fo:break-before="auto" style:column-width="1.203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147cm"/>
    </style:style>
    <style:style style:name="co14" style:family="table-column">
      <style:table-column-properties fo:break-before="auto" style:column-width="1.258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0.474cm"/>
    </style:style>
    <style:style style:name="co17" style:family="table-column">
      <style:table-column-properties fo:break-before="auto" style:column-width="1.035cm"/>
    </style:style>
    <style:style style:name="co18" style:family="table-column">
      <style:table-column-properties fo:break-before="auto" style:column-width="1.314cm"/>
    </style:style>
    <style:style style:name="co19" style:family="table-column">
      <style:table-column-properties fo:break-before="auto" style:column-width="0.811cm"/>
    </style:style>
    <style:style style:name="co20" style:family="table-column">
      <style:table-column-properties fo:break-before="auto" style:column-width="1.649cm"/>
    </style:style>
    <style:style style:name="co21" style:family="table-column">
      <style:table-column-properties fo:break-before="auto" style:column-width="1.538cm"/>
    </style:style>
    <style:style style:name="co22" style:family="table-column">
      <style:table-column-properties fo:break-before="auto" style:column-width="1.762cm"/>
    </style:style>
    <style:style style:name="co23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olomani">
      <style:table-properties table:display="true" style:writing-mode="lr-tb"/>
    </style:style>
    <style:style style:name="ta2" style:family="table" style:master-page-name="PageStyle_5f_Cra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10108"/>
    <style:style style:name="ce4" style:family="table-cell" style:parent-style-name="Default" style:data-style-name="N10107"/>
  </office:automatic-styles>
  <office:body>
    <office:spreadsheet>
      <table:calculation-settings table:case-sensitive="false" table:automatic-find-labels="false" table:use-regular-expressions="false"/>
      <table:table table:name="Soloman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2" table:default-cell-style-name="ce1"/>
        <table:table-row table:style-name="ro1">
          <table:table-cell office:value-type="string">
            <text:p>PRIMARY</text:p>
          </table:table-cell>
          <table:table-cell/>
          <table:table-cell office:value-type="string">
            <text:p>SOL</text:p>
          </table:table-cell>
          <table:table-cell office:value-type="string">
            <text:p>G2V</text:p>
          </table:table-cell>
          <table:table-cell table:number-columns-repeated="2"/>
          <table:table-cell office:value-type="string">
            <text:p>DIA</text:p>
          </table:table-cell>
          <table:table-cell office:value-type="string">
            <text:p>12742KM</text:p>
          </table:table-cell>
          <table:table-cell/>
          <table:table-cell office:value-type="string">
            <text:p>AC</text:p>
          </table:table-cell>
          <table:table-cell office:value-type="string">
            <text:p>ANUBIAN_TRADE_COALITION</text:p>
          </table:table-cell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ERCURY</text:p>
          </table:table-cell>
          <table:table-cell office:value-type="string">
            <text:p>G30046A-E</text:p>
          </table:table-cell>
          <table:table-cell office:value-type="string">
            <text:p>RE</text:p>
          </table:table-cell>
          <table:table-cell/>
          <table:table-cell office:value-type="string">
            <text:p>DE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K</text:p>
          </table:table-cell>
          <table:table-cell office:value-type="string">
            <text:p>AUFTEI_KTAIH</text:p>
          </table:table-cell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VENUS</text:p>
          </table:table-cell>
          <table:table-cell office:value-type="string">
            <text:p>G8B0168-E</text:p>
          </table:table-cell>
          <table:table-cell table:number-columns-repeated="2"/>
          <table:table-cell office:value-type="string">
            <text:p>MA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R</text:p>
          </table:table-cell>
          <table:table-cell office:value-type="string">
            <text:p>AOIFTU_ROAKH</text:p>
          </table:table-cell>
          <table:table-cell table:number-columns-repeated="24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TERRA</text:p>
          </table:table-cell>
          <table:table-cell office:value-type="string">
            <text:p>A867A69-F</text:p>
          </table:table-cell>
          <table:table-cell office:value-type="string">
            <text:p>HIMR</text:p>
          </table:table-cell>
          <table:table-cell/>
          <table:table-cell office:value-type="string">
            <text:p>GRA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S</text:p>
          </table:table-cell>
          <table:table-cell office:value-type="string">
            <text:p>ASLAN_HIERATE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LUNA</text:p>
          </table:table-cell>
          <table:table-cell office:value-type="string">
            <text:p>F20076D-F</text:p>
          </table:table-cell>
          <table:table-cell office:value-type="string">
            <text:p>CORENV</text:p>
          </table:table-cell>
          <table:table-cell/>
          <table:table-cell office:value-type="string">
            <text:p>PRI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S</text:p>
          </table:table-cell>
          <table:table-cell office:value-type="string">
            <text:p>BRIGHT_STAR_COOPERATE</text:p>
          </table:table-cell>
          <table:table-cell table:number-columns-repeated="24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MARS</text:p>
          </table:table-cell>
          <table:table-cell office:value-type="string">
            <text:p>F43056A-F</text:p>
          </table:table-cell>
          <table:table-cell office:value-type="string">
            <text:p>COMI</text:p>
          </table:table-cell>
          <table:table-cell/>
          <table:table-cell office:value-type="string">
            <text:p>COM</text:p>
          </table:table-cell>
          <table:table-cell table:number-columns-repeated="2"/>
          <table:table-cell office:value-type="string">
            <text:p>CA</text:p>
          </table:table-cell>
          <table:table-cell office:value-type="string">
            <text:p>PRINCIPALITY_OF_CALEDON</text:p>
          </table:table-cell>
          <table:table-cell table:number-columns-repeated="245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PLANETOID_BELT</text:p>
          </table:table-cell>
          <table:table-cell office:value-type="string">
            <text:p>F00066B-E</text:p>
          </table:table-cell>
          <table:table-cell office:value-type="string">
            <text:p>CO</text:p>
          </table:table-cell>
          <table:table-cell/>
          <table:table-cell office:value-type="string">
            <text:p>ORB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B</text:p>
          </table:table-cell>
          <table:table-cell office:value-type="string">
            <text:p>CARILLIAN_ASSEMBY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JUPITER</text:p>
          </table:table-cell>
          <table:table-cell office:value-type="string">
            <text:p>SML-GG</text:p>
          </table:table-cell>
          <table:table-cell office:value-type="string">
            <text:p>SIZ90</text:p>
          </table:table-cell>
          <table:table-cell/>
          <table:table-cell office:value-type="string">
            <text:p>PER</text:p>
          </table:table-cell>
          <table:table-cell office:value-type="float" office:value="365.25">
            <text:p>365.25</text:p>
          </table:table-cell>
          <table:table-cell/>
          <table:table-cell office:value-type="string">
            <text:p>CN</text:p>
          </table:table-cell>
          <table:table-cell office:value-type="string">
            <text:p>CREATION_OF_NONPAREIL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RING_SYSTEM</text:p>
          </table:table-cell>
          <table:table-cell office:value-type="string">
            <text:p>YR00000-0</text:p>
          </table:table-cell>
          <table:table-cell table:number-columns-repeated="2"/>
          <table:table-cell office:value-type="string">
            <text:p>ROT</text:p>
          </table:table-cell>
          <table:table-cell office:value-type="string">
            <text:p>23HRS56M4S</text:p>
          </table:table-cell>
          <table:table-cell/>
          <table:table-cell office:value-type="string">
            <text:p>CT</text:p>
          </table:table-cell>
          <table:table-cell office:value-type="string">
            <text:p>CARTER_TECHNOCRACY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IO</text:p>
          </table:table-cell>
          <table:table-cell office:value-type="string">
            <text:p>Y2100000-0</text:p>
          </table:table-cell>
          <table:table-cell table:number-columns-repeated="2"/>
          <table:table-cell office:value-type="string">
            <text:p>AXI</text:p>
          </table:table-cell>
          <table:table-cell office:value-type="float" office:value="23.45">
            <text:p>23.45</text:p>
          </table:table-cell>
          <table:table-cell/>
          <table:table-cell office:value-type="string">
            <text:p>CU</text:p>
          </table:table-cell>
          <table:table-cell office:value-type="string">
            <text:p>CYTRIALIN_UNITY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EUROPA</text:p>
          </table:table-cell>
          <table:table-cell office:value-type="string">
            <text:p>H200000-0</text:p>
          </table:table-cell>
          <table:table-cell table:number-columns-repeated="2"/>
          <table:table-cell office:value-type="string">
            <text:p>ECC</text:p>
          </table:table-cell>
          <table:table-cell office:value-type="float" office:value="0.016">
            <text:p>0.016</text:p>
          </table:table-cell>
          <table:table-cell/>
          <table:table-cell office:value-type="string">
            <text:p>DC</text:p>
          </table:table-cell>
          <table:table-cell office:value-type="string">
            <text:p>DELSUN_COMAGISTRAN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GANYMEDE</text:p>
          </table:table-cell>
          <table:table-cell office:value-type="string">
            <text:p>F300468-F</text:p>
          </table:table-cell>
          <table:table-cell office:value-type="string">
            <text:p>NV</text:p>
          </table:table-cell>
          <table:table-cell/>
          <table:table-cell office:value-type="string">
            <text:p>ST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G</text:p>
          </table:table-cell>
          <table:table-cell office:value-type="string">
            <text:p>DIENBACH_GRUPEN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CALLISTO</text:p>
          </table:table-cell>
          <table:table-cell office:value-type="string">
            <text:p>Y30016A-F</text:p>
          </table:table-cell>
          <table:table-cell office:value-type="string">
            <text:p>RE</text:p>
          </table:table-cell>
          <table:table-cell/>
          <table:table-cell office:value-type="string">
            <text:p>AST</text:p>
          </table:table-cell>
          <table:table-cell office:value-type="string">
            <text:p>N/A</text:p>
          </table:table-cell>
          <table:table-cell/>
          <table:table-cell office:value-type="string">
            <text:p>DJ</text:p>
          </table:table-cell>
          <table:table-cell office:value-type="string">
            <text:p>DAPROLIX_JUNCTURE_OF_SUNS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SATURN</text:p>
          </table:table-cell>
          <table:table-cell office:value-type="string">
            <text:p>SML-GG</text:p>
          </table:table-cell>
          <table:table-cell office:value-type="string">
            <text:p>SIZ75</text:p>
          </table:table-cell>
          <table:table-cell/>
          <table:table-cell office:value-type="string">
            <text:p>MASS</text:p>
          </table:table-cell>
          <table:table-cell office:value-type="string">
            <text:p>N/A</text:p>
          </table:table-cell>
          <table:table-cell/>
          <table:table-cell office:value-type="string">
            <text:p>DN</text:p>
          </table:table-cell>
          <table:table-cell office:value-type="string">
            <text:p>DEMOS_OF_NOBLES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RING_SYSTEM</text:p>
          </table:table-cell>
          <table:table-cell office:value-type="string">
            <text:p>YR00000-0</text:p>
          </table:table-cell>
          <table:table-cell table:number-columns-repeated="2"/>
          <table:table-cell office:value-type="string">
            <text:p>ORB</text:p>
          </table:table-cell>
          <table:table-cell office:value-type="string">
            <text:p>N/A</text:p>
          </table:table-cell>
          <table:table-cell/>
          <table:table-cell office:value-type="string">
            <text:p>FD</text:p>
          </table:table-cell>
          <table:table-cell office:value-type="string">
            <text:p>FEDERATION_OF_DAIBEI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JANUS</text:p>
          </table:table-cell>
          <table:table-cell office:value-type="string">
            <text:p>YS00000-0</text:p>
          </table:table-cell>
          <table:table-cell table:number-columns-repeated="2"/>
          <table:table-cell office:value-type="string">
            <text:p>PER</text:p>
          </table:table-cell>
          <table:table-cell office:value-type="string">
            <text:p>N/A</text:p>
          </table:table-cell>
          <table:table-cell/>
          <table:table-cell office:value-type="string">
            <text:p>FO</text:p>
          </table:table-cell>
          <table:table-cell office:value-type="string">
            <text:p>FTEIHEIEL_OIH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AMAS</text:p>
          </table:table-cell>
          <table:table-cell office:value-type="string">
            <text:p>YS00000-0</text:p>
          </table:table-cell>
          <table:table-cell table:number-columns-repeated="5"/>
          <table:table-cell office:value-type="string">
            <text:p>GA</text:p>
          </table:table-cell>
          <table:table-cell office:value-type="string">
            <text:p>GRALYN_ASSEMBLAGE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ENCELADUS</text:p>
          </table:table-cell>
          <table:table-cell office:value-type="string">
            <text:p>GS00268-F</text:p>
          </table:table-cell>
          <table:table-cell office:value-type="string">
            <text:p>RE</text:p>
          </table:table-cell>
          <table:table-cell/>
          <table:table-cell office:value-type="string">
            <text:p>COM</text:p>
          </table:table-cell>
          <table:table-cell office:value-type="string">
            <text:p>STD</text:p>
          </table:table-cell>
          <table:table-cell/>
          <table:table-cell office:value-type="string">
            <text:p>GI</text:p>
          </table:table-cell>
          <table:table-cell office:value-type="string">
            <text:p>GREAT_TERBAH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TETHYS</text:p>
          </table:table-cell>
          <table:table-cell office:value-type="string">
            <text:p>YS00000-0</text:p>
          </table:table-cell>
          <table:table-cell table:number-columns-repeated="2"/>
          <table:table-cell office:value-type="string">
            <text:p>P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K</text:p>
          </table:table-cell>
          <table:table-cell office:value-type="string">
            <text:p>KHAN_WORLD_LEAGUE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DIONE</text:p>
          </table:table-cell>
          <table:table-cell office:value-type="string">
            <text:p>YS00000-0</text:p>
          </table:table-cell>
          <table:table-cell table:number-columns-repeated="2"/>
          <table:table-cell office:value-type="string">
            <text:p>L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O</text:p>
          </table:table-cell>
          <table:table-cell office:value-type="string">
            <text:p>GYJ-NUAH`OEW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RHEA</text:p>
          </table:table-cell>
          <table:table-cell office:value-type="string">
            <text:p>H10046B-E</text:p>
          </table:table-cell>
          <table:table-cell table:number-columns-repeated="2"/>
          <table:table-cell office:value-type="string">
            <text:p>FAC</text:p>
          </table:table-cell>
          <table:table-cell office:value-type="float" office:value="374.025">
            <text:p>374.025</text:p>
          </table:table-cell>
          <table:table-cell/>
          <table:table-cell office:value-type="string">
            <text:p>GT</text:p>
          </table:table-cell>
          <table:table-cell office:value-type="string">
            <text:p>GREAT_TERBAH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TITAN</text:p>
          </table:table-cell>
          <table:table-cell office:value-type="string">
            <text:p>Y3A0168-E</text:p>
          </table:table-cell>
          <table:table-cell table:number-columns-repeated="2"/>
          <table:table-cell office:value-type="string">
            <text:p>ABS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HC</text:p>
          </table:table-cell>
          <table:table-cell office:value-type="string">
            <text:p>COUNCIL_OF_HEADS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HYPERIAON</text:p>
          </table:table-cell>
          <table:table-cell office:value-type="string">
            <text:p>YS00000-0</text:p>
          </table:table-cell>
          <table:table-cell table:number-columns-repeated="2"/>
          <table:table-cell office:value-type="string">
            <text:p>GRN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HV</text:p>
          </table:table-cell>
          <table:table-cell office:value-type="string">
            <text:p>HIVE_FEDERATION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LAPETUS</text:p>
          </table:table-cell>
          <table:table-cell office:value-type="string">
            <text:p>Y100000-0</text:p>
          </table:table-cell>
          <table:table-cell table:number-columns-repeated="2"/>
          <table:table-cell office:value-type="string">
            <text:p>TEM</text:p>
          </table:table-cell>
          <table:table-cell office:value-type="string">
            <text:p>15C</text:p>
          </table:table-cell>
          <table:table-cell/>
          <table:table-cell office:value-type="string">
            <text:p>IF</text:p>
          </table:table-cell>
          <table:table-cell office:value-type="string">
            <text:p>IYEAAO`FTE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string">
            <text:p>PHOEBE</text:p>
          </table:table-cell>
          <table:table-cell office:value-type="string">
            <text:p>YS00000-0</text:p>
          </table:table-cell>
          <table:table-cell table:number-columns-repeated="2"/>
          <table:table-cell office:value-type="string">
            <text:p>OEM</text:p>
          </table:table-cell>
          <table:table-cell office:value-type="string">
            <text:p>+-0.48</text:p>
          </table:table-cell>
          <table:table-cell/>
          <table:table-cell office:value-type="string">
            <text:p>IM</text:p>
          </table:table-cell>
          <table:table-cell office:value-type="string">
            <text:p>IMPERIUM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URANUS</text:p>
          </table:table-cell>
          <table:table-cell office:value-type="string">
            <text:p>SML-GG</text:p>
          </table:table-cell>
          <table:table-cell office:value-type="string">
            <text:p>SIZ32</text:p>
          </table:table-cell>
          <table:table-cell/>
          <table:table-cell office:value-type="string">
            <text:p>LTE</text:p>
          </table:table-cell>
          <table:table-cell office:value-type="string">
            <text:p>+21TO-49</text:p>
          </table:table-cell>
          <table:table-cell/>
          <table:table-cell office:value-type="string">
            <text:p>JD</text:p>
          </table:table-cell>
          <table:table-cell office:value-type="string">
            <text:p>JOEI_DE_VIVRE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RING_SYSTEM</text:p>
          </table:table-cell>
          <table:table-cell office:value-type="string">
            <text:p>YR00000-0</text:p>
          </table:table-cell>
          <table:table-cell table:number-columns-repeated="2"/>
          <table:table-cell office:value-type="string">
            <text:p>ATE</text:p>
          </table:table-cell>
          <table:table-cell table:number-columns-repeated="2"/>
          <table:table-cell office:value-type="string">
            <text:p>JF</text:p>
          </table:table-cell>
          <table:table-cell office:value-type="string">
            <text:p>JONSON-BOWES_FEDERATION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IRANDA</text:p>
          </table:table-cell>
          <table:table-cell office:value-type="string">
            <text:p>YS00000-0</text:p>
          </table:table-cell>
          <table:table-cell table:number-columns-repeated="2"/>
          <table:table-cell office:value-type="string">
            <text:p>DTP</text:p>
          </table:table-cell>
          <table:table-cell office:value-type="string">
            <text:p>+6C</text:p>
          </table:table-cell>
          <table:table-cell/>
          <table:table-cell office:value-type="string">
            <text:p>JN</text:p>
          </table:table-cell>
          <table:table-cell office:value-type="string">
            <text:p>JURISTICTION_OF_NADON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RIEL</text:p>
          </table:table-cell>
          <table:table-cell office:value-type="string">
            <text:p>Y100000-0</text:p>
          </table:table-cell>
          <table:table-cell table:number-columns-repeated="2"/>
          <table:table-cell office:value-type="string">
            <text:p>NTP</text:p>
          </table:table-cell>
          <table:table-cell office:value-type="string">
            <text:p>-12C</text:p>
          </table:table-cell>
          <table:table-cell/>
          <table:table-cell office:value-type="string">
            <text:p>LP</text:p>
          </table:table-cell>
          <table:table-cell office:value-type="string">
            <text:p>COUNCIL_LEE_PERASH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UMBRIAL</text:p>
          </table:table-cell>
          <table:table-cell office:value-type="string">
            <text:p>HS00269-E</text:p>
          </table:table-cell>
          <table:table-cell table:number-columns-repeated="2"/>
          <table:table-cell office:value-type="string">
            <text:p>NAT</text:p>
          </table:table-cell>
          <table:table-cell office:value-type="string">
            <text:p>Y</text:p>
          </table:table-cell>
          <table:table-cell/>
          <table:table-cell office:value-type="string">
            <text:p>LV</text:p>
          </table:table-cell>
          <table:table-cell office:value-type="string">
            <text:p>LORDS_OF_VISION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TITANIA</text:p>
          </table:table-cell>
          <table:table-cell office:value-type="string">
            <text:p>H100168-E</text:p>
          </table:table-cell>
          <table:table-cell table:number-columns-repeated="2"/>
          <table:table-cell office:value-type="string">
            <text:p>ATT</text:p>
          </table:table-cell>
          <table:table-cell office:value-type="string">
            <text:p>NO</text:p>
          </table:table-cell>
          <table:table-cell/>
          <table:table-cell office:value-type="string">
            <text:p>MA</text:p>
          </table:table-cell>
          <table:table-cell office:value-type="string">
            <text:p>MARGARETS_STRONGHOLD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OBERON</text:p>
          </table:table-cell>
          <table:table-cell office:value-type="string">
            <text:p>Y100000-0</text:p>
          </table:table-cell>
          <table:table-cell table:number-columns-repeated="2"/>
          <table:table-cell office:value-type="string">
            <text:p>GRT</text:p>
          </table:table-cell>
          <table:table-cell office:value-type="string">
            <text:p>NO</text:p>
          </table:table-cell>
          <table:table-cell/>
          <table:table-cell office:value-type="string">
            <text:p>MH</text:p>
          </table:table-cell>
          <table:table-cell office:value-type="string">
            <text:p>GRAND_DUCHY_OF_MARLHELM</text:p>
          </table:table-cell>
          <table:table-cell table:number-columns-repeated="245"/>
        </table:table-row>
        <table:table-row table:style-name="ro1">
          <table:table-cell office:value-type="float" office:value="8.5">
            <text:p>8.5</text:p>
          </table:table-cell>
          <table:table-cell/>
          <table:table-cell office:value-type="string">
            <text:p>NEPTUNE</text:p>
          </table:table-cell>
          <table:table-cell office:value-type="string">
            <text:p>SML-GG</text:p>
          </table:table-cell>
          <table:table-cell office:value-type="string">
            <text:p>SIZ31</text:p>
          </table:table-cell>
          <table:table-cell/>
          <table:table-cell office:value-type="string">
            <text:p>ALT</text:p>
          </table:table-cell>
          <table:table-cell office:value-type="string">
            <text:p>NO</text:p>
          </table:table-cell>
          <table:table-cell/>
          <table:table-cell office:value-type="string">
            <text:p>MU</text:p>
          </table:table-cell>
          <table:table-cell office:value-type="string">
            <text:p>MALORN_UNION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ING_SYSTEM</text:p>
          </table:table-cell>
          <table:table-cell office:value-type="string">
            <text:p>YR00000-0</text:p>
          </table:table-cell>
          <table:table-cell table:number-columns-repeated="2"/>
          <table:table-cell office:value-type="string">
            <text:p>ATT</text:p>
          </table:table-cell>
          <table:table-cell office:value-type="string">
            <text:p>N/A</text:p>
          </table:table-cell>
          <table:table-cell/>
          <table:table-cell office:value-type="string">
            <text:p>OF</text:p>
          </table:table-cell>
          <table:table-cell office:value-type="string">
            <text:p>OLEAIY`FTE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TRITON</text:p>
          </table:table-cell>
          <table:table-cell office:value-type="string">
            <text:p>Y210169-E</text:p>
          </table:table-cell>
          <table:table-cell table:number-columns-repeated="5"/>
          <table:table-cell office:value-type="string">
            <text:p>OW</text:p>
          </table:table-cell>
          <table:table-cell office:value-type="string">
            <text:p>OUTCASTS_OF_THE_WHISPERING_SKY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NEREID</text:p>
          </table:table-cell>
          <table:table-cell office:value-type="string">
            <text:p>YS00000-0</text:p>
          </table:table-cell>
          <table:table-cell table:number-columns-repeated="2"/>
          <table:table-cell office:value-type="string">
            <text:p>HYD</text:p>
          </table:table-cell>
          <table:table-cell office:value-type="string">
            <text:p>0.71</text:p>
          </table:table-cell>
          <table:table-cell/>
          <table:table-cell office:value-type="string">
            <text:p>PB</text:p>
          </table:table-cell>
          <table:table-cell office:value-type="string">
            <text:p>PARITY_OF_BROTHERS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PLUTO</text:p>
          </table:table-cell>
          <table:table-cell office:value-type="string">
            <text:p>F10046C-F</text:p>
          </table:table-cell>
          <table:table-cell office:value-type="string">
            <text:p>NVRE</text:p>
          </table:table-cell>
          <table:table-cell/>
          <table:table-cell office:value-type="string">
            <text:p>COM</text:p>
          </table:table-cell>
          <table:table-cell office:value-type="string">
            <text:p>WATER</text:p>
          </table:table-cell>
          <table:table-cell/>
          <table:table-cell office:value-type="string">
            <text:p>RA</text:p>
          </table:table-cell>
          <table:table-cell office:value-type="string">
            <text:p>RAL_RANTA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CHARON</text:p>
          </table:table-cell>
          <table:table-cell office:value-type="string">
            <text:p>YS00000-0</text:p>
          </table:table-cell>
          <table:table-cell table:number-columns-repeated="2"/>
          <table:table-cell office:value-type="string">
            <text:p>#TP</text:p>
          </table:table-cell>
          <table:table-cell office:value-type="string">
            <text:p>10</text:p>
          </table:table-cell>
          <table:table-cell/>
          <table:table-cell office:value-type="string">
            <text:p>SO</text:p>
          </table:table-cell>
          <table:table-cell office:value-type="string">
            <text:p>SOLOMANI_CONFEDERATION</text:p>
          </table:table-cell>
          <table:table-cell table:number-columns-repeated="245"/>
        </table:table-row>
        <table:table-row table:style-name="ro1">
          <table:table-cell table:number-columns-repeated="6"/>
          <table:table-cell office:value-type="string">
            <text:p>HYT</text:p>
          </table:table-cell>
          <table:table-cell office:value-type="string">
            <text:p>Y</text:p>
          </table:table-cell>
          <table:table-cell/>
          <table:table-cell office:value-type="string">
            <text:p>TA</text:p>
          </table:table-cell>
          <table:table-cell office:value-type="string">
            <text:p>TEALOU_ARLAOH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RELIGION</text:p>
          </table:table-cell>
          <table:table-cell table:number-columns-repeated="5"/>
          <table:table-cell office:value-type="string">
            <text:p>TET</text:p>
          </table:table-cell>
          <table:table-cell office:value-type="string">
            <text:p>Y</text:p>
          </table:table-cell>
          <table:table-cell/>
          <table:table-cell office:value-type="string">
            <text:p>TB</text:p>
          </table:table-cell>
          <table:table-cell office:value-type="string">
            <text:p>TRITA_BROTHERHOOD</text:p>
          </table:table-cell>
          <table:table-cell table:number-columns-repeated="245"/>
        </table:table-row>
        <table:table-row table:style-name="ro1">
          <table:table-cell office:value-type="string">
            <text:p>SANCTATERRA</text:p>
          </table:table-cell>
          <table:table-cell table:number-columns-repeated="5"/>
          <table:table-cell office:value-type="string">
            <text:p>MAC</text:p>
          </table:table-cell>
          <table:table-cell office:value-type="string">
            <text:p>3</text:p>
          </table:table-cell>
          <table:table-cell/>
          <table:table-cell office:value-type="string">
            <text:p>TR</text:p>
          </table:table-cell>
          <table:table-cell office:value-type="string">
            <text:p>TOH_REPUBLIC</text:p>
          </table:table-cell>
          <table:table-cell table:number-columns-repeated="245"/>
        </table:table-row>
        <table:table-row table:style-name="ro1">
          <table:table-cell office:value-type="string">
            <text:p>THE_FOUNT_OF_CREATION</text:p>
          </table:table-cell>
          <table:table-cell table:number-columns-repeated="5"/>
          <table:table-cell office:value-type="string">
            <text:p>MIC</text:p>
          </table:table-cell>
          <table:table-cell office:value-type="string">
            <text:p>3</text:p>
          </table:table-cell>
          <table:table-cell/>
          <table:table-cell office:value-type="string">
            <text:p>TW</text:p>
          </table:table-cell>
          <table:table-cell office:value-type="string">
            <text:p>THEOCRACY_OF_WELTSCHMERZ</text:p>
          </table:table-cell>
          <table:table-cell table:number-columns-repeated="245"/>
        </table:table-row>
        <table:table-row table:style-name="ro1">
          <table:table-cell office:value-type="string">
            <text:p>SEARCHERS_FOR_THE_ONE_FAITH</text:p>
          </table:table-cell>
          <table:table-cell table:number-columns-repeated="5"/>
          <table:table-cell office:value-type="string">
            <text:p>SMI</text:p>
          </table:table-cell>
          <table:table-cell office:value-type="string">
            <text:p>12</text:p>
          </table:table-cell>
          <table:table-cell/>
          <table:table-cell office:value-type="string">
            <text:p>UH</text:p>
          </table:table-cell>
          <table:table-cell office:value-type="string">
            <text:p>UNION_OF_HARMONY</text:p>
          </table:table-cell>
          <table:table-cell table:number-columns-repeated="245"/>
        </table:table-row>
        <table:table-row table:style-name="ro1">
          <table:table-cell office:value-type="string">
            <text:p>THE_APOSTLES_OF_CLARKES_LAW</text:p>
          </table:table-cell>
          <table:table-cell table:number-columns-repeated="5"/>
          <table:table-cell office:value-type="string">
            <text:p>ARC</text:p>
          </table:table-cell>
          <table:table-cell office:value-type="string">
            <text:p>14</text:p>
          </table:table-cell>
          <table:table-cell/>
          <table:table-cell office:value-type="string">
            <text:p>VE</text:p>
          </table:table-cell>
          <table:table-cell office:value-type="string">
            <text:p>VEGAN_AUTONOMOUS_DISTRICT</text:p>
          </table:table-cell>
          <table:table-cell table:number-columns-repeated="245"/>
        </table:table-row>
        <table:table-row table:style-name="ro1">
          <table:table-cell table:number-columns-repeated="6"/>
          <table:table-cell office:value-type="string">
            <text:p>VOL</text:p>
          </table:table-cell>
          <table:table-cell office:value-type="string">
            <text:p>1</text:p>
          </table:table-cell>
          <table:table-cell/>
          <table:table-cell office:value-type="string">
            <text:p>WC</text:p>
          </table:table-cell>
          <table:table-cell office:value-type="string">
            <text:p>COUNSEL_OF_THE_WISE</text:p>
          </table:table-cell>
          <table:table-cell table:number-columns-repeated="245"/>
        </table:table-row>
        <table:table-row table:style-name="ro1">
          <table:table-cell table:number-columns-repeated="6"/>
          <table:table-cell office:value-type="string">
            <text:p>WEC</text:p>
          </table:table-cell>
          <table:table-cell office:value-type="string">
            <text:p>Y</text:p>
          </table:table-cell>
          <table:table-cell/>
          <table:table-cell office:value-type="string">
            <text:p>WD</text:p>
          </table:table-cell>
          <table:table-cell office:value-type="string">
            <text:p>WINSTON_DEMOCRACY</text:p>
          </table:table-cell>
          <table:table-cell table:number-columns-repeated="245"/>
        </table:table-row>
        <table:table-row table:style-name="ro1">
          <table:table-cell table:number-columns-repeated="6"/>
          <table:table-cell office:value-type="string">
            <text:p>NR1</text:p>
          </table:table-cell>
          <table:table-cell office:value-type="string">
            <text:p>AGRICULTURAL</text:p>
          </table:table-cell>
          <table:table-cell/>
          <table:table-cell office:value-type="string">
            <text:p>WW</text:p>
          </table:table-cell>
          <table:table-cell office:value-type="string">
            <text:p>WOAL_WARLIYIR</text:p>
          </table:table-cell>
          <table:table-cell table:number-columns-repeated="245"/>
        </table:table-row>
        <table:table-row table:style-name="ro1">
          <table:table-cell table:number-columns-repeated="6"/>
          <table:table-cell office:value-type="string">
            <text:p>NR2</text:p>
          </table:table-cell>
          <table:table-cell office:value-type="string">
            <text:p>ORE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NR3</text:p>
          </table:table-cell>
          <table:table-cell office:value-type="string">
            <text:p>RADIOACTIVE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NR4</text:p>
          </table:table-cell>
          <table:table-cell office:value-type="string">
            <text:p>CRYSTAL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NR5</text:p>
          </table:table-cell>
          <table:table-cell office:value-type="string">
            <text:p>COMPOUNDS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PR1</text:p>
          </table:table-cell>
          <table:table-cell office:value-type="string">
            <text:p>AGRO-PRODUCT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PR2</text:p>
          </table:table-cell>
          <table:table-cell office:value-type="string">
            <text:p>METAL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PR3</text:p>
          </table:table-cell>
          <table:table-cell office:value-type="string">
            <text:p>NON-METAL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MG1</text:p>
          </table:table-cell>
          <table:table-cell office:value-type="string">
            <text:p>PART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MG2</text:p>
          </table:table-cell>
          <table:table-cell office:value-type="string">
            <text:p>DURABLE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MG3</text:p>
          </table:table-cell>
          <table:table-cell office:value-type="string">
            <text:p>CONSUMABLE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IN1</text:p>
          </table:table-cell>
          <table:table-cell office:value-type="string">
            <text:p>RECORDING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IN2</text:p>
          </table:table-cell>
          <table:table-cell office:value-type="string">
            <text:p>SOFTWARE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IN3</text:p>
          </table:table-cell>
          <table:table-cell office:value-type="string">
            <text:p>DOCUMENTS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POP</text:p>
          </table:table-cell>
          <table:table-cell office:value-type="string">
            <text:p>42.53B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CU1</text:p>
          </table:table-cell>
          <table:table-cell office:value-type="string">
            <text:p>UNUSUAL_CLOTHING_HI-SOCIETY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CU2</text:p>
          </table:table-cell>
          <table:table-cell office:value-type="string">
            <text:p>FIXED_VISITING_TIME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CU3</text:p>
          </table:table-cell>
          <table:table-cell office:value-type="string">
            <text:p>UNUSUAL_HOLIDAY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PRC</text:p>
          </table:table-cell>
          <table:table-cell office:value-type="string">
            <text:p>3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SEC</text:p>
          </table:table-cell>
          <table:table-cell office:value-type="string">
            <text:p>30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TEC</text:p>
          </table:table-cell>
          <table:table-cell office:value-type="string">
            <text:p>750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PR1</text:p>
          </table:table-cell>
          <table:table-cell office:value-type="string">
            <text:p>RADICAL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PR2</text:p>
          </table:table-cell>
          <table:table-cell office:value-type="string">
            <text:p>ENTERPRISING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AG1</text:p>
          </table:table-cell>
          <table:table-cell office:value-type="string">
            <text:p>COMPETITIVE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AG2</text:p>
          </table:table-cell>
          <table:table-cell office:value-type="string">
            <text:p>NEUTRAL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EX1</text:p>
          </table:table-cell>
          <table:table-cell office:value-type="string">
            <text:p>HARMONIU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EX2</text:p>
          </table:table-cell>
          <table:table-cell office:value-type="string">
            <text:p>FRIENDLY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REA</text:p>
          </table:table-cell>
          <table:table-cell office:value-type="string">
            <text:p>E/L/J-COUNCILS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GOV</text:p>
          </table:table-cell>
          <table:table-cell office:value-type="string">
            <text:p>CAPTI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OA1</text:p>
          </table:table-cell>
          <table:table-cell office:value-type="string">
            <text:p>N/A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OA2</text:p>
          </table:table-cell>
          <table:table-cell office:value-type="string">
            <text:p>N/A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REP</text:p>
          </table:table-cell>
          <table:table-cell office:value-type="string">
            <text:p>N/A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UNL</text:p>
          </table:table-cell>
          <table:table-cell office:value-type="string">
            <text:p>UNDIVIDED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LEP</text:p>
          </table:table-cell>
          <table:table-cell office:value-type="string">
            <text:p>9</text:p>
          </table:table-cell>
          <table:table-cell office:value-type="string">
            <text:p>OVERALL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9</text:p>
          </table:table-cell>
          <table:table-cell office:value-type="string">
            <text:p>WEAPONS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6</text:p>
          </table:table-cell>
          <table:table-cell office:value-type="string">
            <text:p>TRADE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8</text:p>
          </table:table-cell>
          <table:table-cell office:value-type="string">
            <text:p>CRIMINAL_LAW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B</text:p>
          </table:table-cell>
          <table:table-cell office:value-type="string">
            <text:p>CIVIL_LAW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9</text:p>
          </table:table-cell>
          <table:table-cell office:value-type="string">
            <text:p>PERSONAL_FREEDOM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HLC</text:p>
          </table:table-cell>
          <table:table-cell/>
          <table:table-cell office:value-type="string">
            <text:p>FE</text:p>
          </table:table-cell>
          <table:table-cell office:value-type="string">
            <text:p>HIGH/LOW_COMMON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ENE</text:p>
          </table:table-cell>
          <table:table-cell/>
          <table:table-cell office:value-type="string">
            <text:p>F</text:p>
          </table:table-cell>
          <table:table-cell office:value-type="string">
            <text:p>ENERGY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ROB</text:p>
          </table:table-cell>
          <table:table-cell/>
          <table:table-cell office:value-type="string">
            <text:p>F</text:p>
          </table:table-cell>
          <table:table-cell office:value-type="string">
            <text:p>COMPUTER/ROBOTICS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COM</text:p>
          </table:table-cell>
          <table:table-cell/>
          <table:table-cell office:value-type="string">
            <text:p>G</text:p>
          </table:table-cell>
          <table:table-cell office:value-type="string">
            <text:p>COMMUNICATIONS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MED</text:p>
          </table:table-cell>
          <table:table-cell/>
          <table:table-cell office:value-type="string">
            <text:p>G</text:p>
          </table:table-cell>
          <table:table-cell office:value-type="string">
            <text:p>MEDICAL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ENV</text:p>
          </table:table-cell>
          <table:table-cell/>
          <table:table-cell office:value-type="string">
            <text:p>G</text:p>
          </table:table-cell>
          <table:table-cell office:value-type="string">
            <text:p>ENVIROMENT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LWAS</text:p>
          </table:table-cell>
          <table:table-cell/>
          <table:table-cell office:value-type="string">
            <text:p>EEEF</text:p>
          </table:table-cell>
          <table:table-cell office:value-type="string">
            <text:p>LAND,WATER,AIR,SPACE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PHM</text:p>
          </table:table-cell>
          <table:table-cell/>
          <table:table-cell office:value-type="string">
            <text:p>FE</text:p>
          </table:table-cell>
          <table:table-cell office:value-type="string">
            <text:p>PERSONAL/HEAVY_MILITARY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NOV</text:p>
          </table:table-cell>
          <table:table-cell/>
          <table:table-cell office:value-type="string">
            <text:p>G</text:p>
          </table:table-cell>
          <table:table-cell office:value-type="string">
            <text:p>NOVELTY</text:p>
          </table:table-cell>
          <table:table-cell table:number-columns-repeated="246"/>
        </table:table-row>
        <table:table-row table:style-name="ro1" table:number-rows-repeated="1048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ra" table:style-name="ta2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7" table:number-columns-repeated="2" table:default-cell-style-name="Default"/>
        <table:table-column table:style-name="co1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9" table:number-columns-repeated="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23" table:number-columns-repeated="2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TL</text:p>
          </table:table-cell>
          <table:table-cell office:value-type="string">
            <text:p>MCR</text:p>
          </table:table-cell>
          <table:table-cell office:value-type="string">
            <text:p>DISP</text:p>
          </table:table-cell>
          <table:table-cell office:value-type="string">
            <text:p>CON</text:p>
          </table:table-cell>
          <table:table-cell office:value-type="string">
            <text:p>RMR</text:p>
          </table:table-cell>
          <table:table-cell office:value-type="string">
            <text:p>UNLDED</text:p>
          </table:table-cell>
          <table:table-cell office:value-type="string">
            <text:p>LDED</text:p>
          </table:table-cell>
          <table:table-cell office:value-type="string">
            <text:p>DAYS</text:p>
          </table:table-cell>
          <table:table-cell office:value-type="string">
            <text:p>G</text:p>
          </table:table-cell>
          <table:table-cell office:value-type="string">
            <text:p>J</text:p>
          </table:table-cell>
          <table:table-cell office:value-type="string">
            <text:p>NOE</text:p>
          </table:table-cell>
          <table:table-cell office:value-type="string">
            <text:p>CRSE</text:p>
          </table:table-cell>
          <table:table-cell office:value-type="string">
            <text:p>TOP</text:p>
          </table:table-cell>
          <table:table-cell office:value-type="string">
            <text:p>AG</text:p>
          </table:table-cell>
          <table:table-cell office:value-type="string">
            <text:p>MEN</text:p>
          </table:table-cell>
          <table:table-cell office:value-type="string">
            <text:p>BRI</text:p>
          </table:table-cell>
          <table:table-cell office:value-type="string">
            <text:p>ENG</text:p>
          </table:table-cell>
          <table:table-cell office:value-type="string">
            <text:p>MNT</text:p>
          </table:table-cell>
          <table:table-cell office:value-type="string">
            <text:p>GUN</text:p>
          </table:table-cell>
          <table:table-cell office:value-type="string">
            <text:p>FLT</text:p>
          </table:table-cell>
          <table:table-cell office:value-type="string">
            <text:p>TRP</text:p>
          </table:table-cell>
          <table:table-cell office:value-type="string">
            <text:p>COM</text:p>
          </table:table-cell>
          <table:table-cell office:value-type="string">
            <text:p>STD</text:p>
          </table:table-cell>
          <table:table-cell office:value-type="string">
            <text:p>FRO</text:p>
          </table:table-cell>
          <table:table-cell office:value-type="string">
            <text:p>MED</text:p>
          </table:table-cell>
          <table:table-cell office:value-type="string">
            <text:p>HI</text:p>
          </table:table-cell>
          <table:table-cell office:value-type="string">
            <text:p>LO</text:p>
          </table:table-cell>
          <table:table-cell office:value-type="string">
            <text:p>SUB1</text:p>
          </table:table-cell>
          <table:table-cell office:value-type="string">
            <text:p>SUB2</text:p>
          </table:table-cell>
          <table:table-cell office:value-type="string">
            <text:p>MAG</text:p>
          </table:table-cell>
          <table:table-cell office:value-type="string">
            <text:p>CARGO</text:p>
          </table:table-cell>
          <table:table-cell office:value-type="string">
            <text:p>FUEL</text:p>
          </table:table-cell>
          <table:table-cell office:value-type="string">
            <text:p>F-PROC</text:p>
          </table:table-cell>
          <table:table-cell office:value-type="string">
            <text:p>SCPS</text:p>
          </table:table-cell>
          <table:table-cell office:value-type="string">
            <text:p>W1</text:p>
          </table:table-cell>
          <table:table-cell office:value-type="string">
            <text:p>W2</text:p>
          </table:table-cell>
          <table:table-cell office:value-type="string">
            <text:p>W3</text:p>
          </table:table-cell>
          <table:table-cell office:value-type="string">
            <text:p>W4</text:p>
          </table:table-cell>
          <table:table-cell office:value-type="string">
            <text:p>W5</text:p>
          </table:table-cell>
          <table:table-cell office:value-type="string">
            <text:p>W6</text:p>
          </table:table-cell>
          <table:table-cell office:value-type="string">
            <text:p>W7</text:p>
          </table:table-cell>
          <table:table-cell office:value-type="string">
            <text:p>W8</text:p>
          </table:table-cell>
          <table:table-cell office:value-type="string">
            <text:p>MES</text:p>
          </table:table-cell>
          <table:table-cell office:value-type="string">
            <text:p>NUC</text:p>
          </table:table-cell>
          <table:table-cell office:value-type="string">
            <text:p>OPTI</text:p>
          </table:table-cell>
          <table:table-cell table:number-columns-repeated="209"/>
        </table:table-row>
        <table:table-row table:style-name="ro1">
          <table:table-cell office:value-type="string">
            <text:p>HOLY-WIND</text:p>
          </table:table-cell>
          <table:table-cell office:value-type="string">
            <text:p>COMBAT_LANDER</text:p>
          </table:table-cell>
          <table:table-cell office:value-type="float" office:value="11">
            <text:p>11</text:p>
          </table:table-cell>
          <table:table-cell office:value-type="float" office:value="8.59924">
            <text:p>8.59924</text:p>
          </table:table-cell>
          <table:table-cell office:value-type="float" office:value="5">
            <text:p>5</text:p>
          </table:table-cell>
          <table:table-cell office:value-type="string">
            <text:p>1AF</text:p>
          </table:table-cell>
          <table:table-cell office:value-type="string">
            <text:p>40G</text:p>
          </table:table-cell>
          <table:table-cell office:value-type="float" office:value="64.5">
            <text:p>64.5</text:p>
          </table:table-cell>
          <table:table-cell office:value-type="float" office:value="65.9">
            <text:p>65.9</text:p>
          </table:table-cell>
          <table:table-cell table:style-name="ce3" office:value-type="date" office:date-value="2027-09-01">
            <text:p>Sep-27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740">
            <text:p>1740</text:p>
          </table:table-cell>
          <table:table-cell office:value-type="float" office:value="2320">
            <text:p>232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  <table:table-cell office:value-type="string">
            <text:p>1.4KL</text:p>
          </table:table-cell>
          <table:table-cell office:value-type="string">
            <text:p>10.8KL</text:p>
          </table:table-cell>
          <table:table-cell table:number-columns-repeated="2" office:value-type="string">
            <text:p>XXXXXX</text:p>
          </table:table-cell>
          <table:table-cell table:number-columns-repeated="220"/>
        </table:table-row>
        <table:table-row table:style-name="ro1">
          <table:table-cell office:value-type="string">
            <text:p>SAGACITY</text:p>
          </table:table-cell>
          <table:table-cell office:value-type="string">
            <text:p>COURTROOM_ROBOT</text:p>
          </table:table-cell>
          <table:table-cell office:value-type="float" office:value="11">
            <text:p>11</text:p>
          </table:table-cell>
          <table:table-cell office:value-type="float" office:value="0.65955">
            <text:p>0.65955</text:p>
          </table:table-cell>
          <table:table-cell office:value-type="string">
            <text:p>100L</text:p>
          </table:table-cell>
          <table:table-cell office:value-type="float" office:value="5">
            <text:p>5</text:p>
          </table:table-cell>
          <table:table-cell office:value-type="string">
            <text:p>2G</text:p>
          </table:table-cell>
          <table:table-cell table:number-columns-repeated="2" office:value-type="float" office:value="202">
            <text:p>202</text:p>
          </table:table-cell>
          <table:table-cell table:style-name="ce4" office:value-type="date" office:date-value="2004-09-03">
            <text:p>03-Sep</text:p>
          </table:table-cell>
          <table:table-cell office:value-type="string">
            <text:p>300KG</text:p>
          </table:table-cell>
          <table:table-cell/>
          <table:table-cell office:value-type="float" office:value="300">
            <text:p>300</text:p>
          </table:table-cell>
          <table:table-cell table:number-columns-repeated="16"/>
          <table:table-cell office:value-type="string">
            <text:p>1*10DT</text:p>
          </table:table-cell>
          <table:table-cell table:number-columns-repeated="3"/>
          <table:table-cell office:value-type="string">
            <text:p>55L</text:p>
          </table:table-cell>
          <table:table-cell table:number-columns-repeated="222"/>
        </table:table-row>
        <table:table-row table:style-name="ro1">
          <table:table-cell office:value-type="string">
            <text:p>MARATHON</text:p>
          </table:table-cell>
          <table:table-cell office:value-type="string">
            <text:p>FLEET-COURIER</text:p>
          </table:table-cell>
          <table:table-cell office:value-type="float" office:value="11">
            <text:p>11</text:p>
          </table:table-cell>
          <table:table-cell office:value-type="float" office:value="85.523">
            <text:p>85.523</text:p>
          </table:table-cell>
          <table:table-cell office:value-type="float" office:value="200">
            <text:p>20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float" office:value="1726">
            <text:p>1726</text:p>
          </table:table-cell>
          <table:table-cell office:value-type="float" office:value="2043">
            <text:p>2043</text:p>
          </table:table-cell>
          <table:table-cell office:value-type="string">
            <text:p>30/90</text:p>
          </table:table-cell>
          <table:table-cell table:number-columns-repeated="2"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4"/>
          <table:table-cell office:value-type="string">
            <text:p>241KL</text:p>
          </table:table-cell>
          <table:table-cell office:value-type="string">
            <text:p>1037KL</text:p>
          </table:table-cell>
          <table:table-cell office:value-type="string">
            <text:p>XXXXXX</text:p>
          </table:table-cell>
          <table:table-cell office:value-type="string">
            <text:p>Y</text:p>
          </table:table-cell>
          <table:table-cell table:number-columns-repeated="220"/>
        </table:table-row>
        <table:table-row table:style-name="ro1">
          <table:table-cell office:value-type="string">
            <text:p>SUNDOWNER</text:p>
          </table:table-cell>
          <table:table-cell office:value-type="string">
            <text:p>FREE-TRADER</text:p>
          </table:table-cell>
          <table:table-cell office:value-type="float" office:value="11">
            <text:p>11</text:p>
          </table:table-cell>
          <table:table-cell office:value-type="float" office:value="108.674">
            <text:p>108.674</text:p>
          </table:table-cell>
          <table:table-cell office:value-type="float" office:value="400">
            <text:p>400</text:p>
          </table:table-cell>
          <table:table-cell office:value-type="string">
            <text:p>1SL</text:p>
          </table:table-cell>
          <table:table-cell office:value-type="string">
            <text:p>40G</text:p>
          </table:table-cell>
          <table:table-cell office:value-type="float" office:value="2561">
            <text:p>2561</text:p>
          </table:table-cell>
          <table:table-cell office:value-type="float" office:value="4611">
            <text:p>4611</text:p>
          </table:table-cell>
          <table:table-cell office:value-type="string">
            <text:p>30/90</text:p>
          </table:table-cell>
          <table:table-cell table:number-columns-repeated="2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8"/>
          <table:table-cell office:value-type="float" office:value="13">
            <text:p>13</text:p>
          </table:table-cell>
          <table:table-cell table:number-columns-repeated="4"/>
          <table:table-cell office:value-type="string">
            <text:p>1944KL</text:p>
          </table:table-cell>
          <table:table-cell office:value-type="string">
            <text:p>1530KL</text:p>
          </table:table-cell>
          <table:table-cell office:value-type="string">
            <text:p>XXXXXX</text:p>
          </table:table-cell>
          <table:table-cell office:value-type="string">
            <text:p>Y</text:p>
          </table:table-cell>
          <table:table-cell table:number-columns-repeated="220"/>
        </table:table-row>
      </table:table>
      <table:table table:name="Sheet3" table:style-name="ta3" table:print="false">
        <table:table-column table:style-name="co23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lomani" style:display-name="PageStyle_Soloma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a" style:display-name="PageStyle_C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4-02-08T19:00:19</meta:creation-date>
    <dc:creator>Maggot</dc:creator>
    <dc:date>2004-02-09T21:16:06</dc:date>
    <meta:document-statistic meta:table-count="3" meta:cell-count="552" meta:object-count="0"/>
    <meta:generator>OpenOffice.org/3.4$Win32 OpenOffice.org_project/340m1$Build-9590</meta:generator>
  </office:meta>
</office:document-meta>
</file>